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0.139904mm" fo:page-width="51.906322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path svg:d="M 1919.9962 4931.4224 C 1883.9008 4878.0654 1750.6836 4632.0044 1623.9581 4384.6187 C 1497.2328 4137.233 1393.0531 3943.3408 1392.4478 3953.7463 C 1391.8424 3964.1514 1408.4252 4023.6826 1429.2981 4086.0378 C 1485.2318 4253.131 1576.6837 4624.1646 1575.7141 4680.0684 C 1574.9287 4725.3267 1572.0591 4725.0317 1532.8867 4675.66 C 1460.5343 4584.4717 1213.2031 4053.403 1101.6067 3749.6187 C 996.51807 3463.5493 994.96765 3461.1763 1010.8596 3610.7124 C 1030.814 3798.4744 994.38794 3809.1565 920.638 3637.171 C 796.50635 3347.6936 764.45605 3145.8923 730.49097 2439.9314 C 703.2434 1873.5881 719.171 1633.5583 793.9463 1483.668 C 844.18243 1382.9673 850.3472 1391.7485 550.9868 1137.5956 C 349.3849 966.4385 310.46945 944.21686 190.10945 931.5285 L 55.20132 917.3064 L 200.72215 868.38727 C 280.7586 841.4821 356.70352 809.87604 369.4887 798.1521 C 407.32495 763.45624 259.0268 646.807 117.18737 599.69556 C 44.829388 575.6622 -7.507307 549.1332 0.8834237 540.74243 C 9.274155 532.3517 191.61572 523.46277 406.08694 520.98914 C 817.0748 516.2494 924.38556 532.8597 1245.8263 650.97046 C 1347.6908 688.3997 1474.0773 719.2748 1526.6852 719.5817 C 1745.7828 720.8599 1893.2657 473.69516 1835.3732 202.25514 C 1797.5988 25.141754 1831.2976 0.27303976 2109.4407 7.8352087E-4 C 2262.8025 -0.14923522 2414.2178 21.237036 2603.2761 69.75182 C 2753.2383 108.23389 2971.126 157.77684 3087.4714 179.84732 C 3545.755 266.782 3845.914 399.84518 3504.811 364.8572 C 3273.5977 341.14105 3333.2168 372.79208 3850.9504 548.6191 C 4269.1533 690.6447 4623.694 848.30096 4661.142 908.8932 C 4675.636 932.34503 4640.6816 936.0524 4522.0166 923.64954 C 4434.8516 914.5389 4340.706 899.769 4312.805 890.82745 C 4218.664 860.6573 4351.0864 952.1406 4573.3965 1070.8555 C 4789.3384 1186.1697 4963.2217 1314.5585 4963.2217 1358.6871 C 4963.2217 1374.7667 4914.8145 1377.9296 4837.545 1366.8983 C 4699.497 1347.19 4699.3315 1346.774 4890.4614 1499.3278 C 5008.455 1593.5062 5057.6924 1699.5375 4983.0654 1698.7482 C 4964.8755 1698.5558 4861.826 1647.9542 4754.0674 1586.3003 C 4646.3086 1524.6464 4509.3867 1446.2328 4449.797 1412.0481 C 4239.8857 1291.6294 4107.87 1284.2649 4073.7378 1391.0693 C 4063.7764 1422.2404 4052.7275 1509.5841 4049.1853 1585.1666 C 4040.8557 1762.901 3928.344 1935.8021 3820.4607 1936.6582 C 3737.9062 1937.3132 3705.823 1972.496 3753.0447 2010.5869 C 3798.8315 2047.5209 4336.943 2255.47 4685.409 2370.8928 C 4845.4824 2423.9136 5024.076 2494.286 5082.284 2527.2756 C 5186.6387 2586.4177 5188.152 2589.4639 5190.5356 2745.1045 C 5194.512 3004.413 5075.5137 3174.7974 4847.32 3236.5288 C 4754.9766 3261.5095 4711.7065 3257.462 4564.078 3210.034 C 4382.047 3151.5535 4275.435 3089.4219 3909.34 2828.4646 C 3788.096 2742.0396 3627.3616 2647.9001 3552.1526 2619.2651 L 3415.4094 2567.2017 L 3296.347 2702.0134 C 3230.8625 2776.1602 3155.7336 2836.821 3129.3936 2836.8157 C 3103.0537 2836.8105 3023.077 2875.0554 2951.6672 2921.8042 C 2858.1301 2983.0388 2817.0674 3029.2703 2804.7908 3087.1687 C 2795.418 3131.3704 2772.7698 3185.3948 2754.4612 3207.223 C 2702.1348 3269.6082 2642.2893 3563.1318 2619.5981 3868.6812 C 2611.493 3977.8218 2592.4268 4092.636 2577.229 4123.8237 C 2556.0398 4167.3076 2562.6248 4215.349 2605.4722 4329.868 C 2636.2031 4412.0054 2661.347 4502.9478 2661.347 4531.9624 C 2661.347 4612.765 2587.6934 4624.1133 2513.8015 4554.696 L 2448.3237 4493.1826 L 2488.6895 4607.592 C 2585.793 4882.8115 2517.2722 4900.6177 2328.127 4649.315 C 2245.3655 4539.357 2173.2021 4453.84 2167.7644 4459.278 C 2162.3264 4464.7153 2189.6118 4538.4824 2228.3984 4623.204 C 2303.4954 4787.237 2324.6284 4954.035 2272.6243 4972.2627 C 2254.6523 4978.5615 2155.9666 4837.495 2043.1779 4644.28 C 1934.3267 4457.81 1826.741 4281.431 1804.0986 4252.327 C 1766.4648 4203.9526 1766.0825 4208.495 1799.645 4305.2437 C 1819.8378 4363.452 1873.351 4499.5146 1918.5637 4607.6055 C 2056.7302 4937.923 2057.6013 5134.831 1919.9962 4931.4224 z" svg:height="50.139904mm" draw:style-name="style-2" svg:viewBox="0.0 0.0 5190.6323 5013.99" svg:width="51.906322mm" svg:x="-7.469736E-10mm" svg:y="2.1935658E-14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0.139904mm" fo:page-width="51.906322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